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190B34E794C0C79029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eather Mono" svg:font-family="'Weather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" svg:font-family="'Fi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502cm" svg:height="9cm" svg:x="-2.5cm" svg:y="0.5cm">
          <draw:image xlink:href="Pictures/100002010000025800000190B34E794C0C7902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eather Mono" svg:font-family="'Weather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" svg:font-family="'Fi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52cm" fo:margin-bottom="0cm" fo:text-indent="0cm"/>
      <style:text-properties fo:font-size="17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89cm" fo:margin-bottom="0cm" fo:text-indent="0cm"/>
      <style:text-properties fo:font-size="15.199999809265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25cm" fo:margin-bottom="0cm" fo:text-indent="0cm"/>
      <style:text-properties fo:font-size="12.699999809265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2cm" fo:margin-bottom="0cm" fo:text-indent="0cm"/>
      <style:text-properties fo:font-size="12.699999809265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2cm" fo:margin-bottom="0cm" fo:text-indent="0cm"/>
      <style:text-properties fo:font-size="12.699999809265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2cm" fo:margin-bottom="0cm" fo:text-indent="0cm"/>
      <style:text-properties fo:font-size="12.699999809265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2cm" fo:margin-bottom="0cm" fo:text-indent="0cm"/>
      <style:text-properties fo:font-size="12.699999809265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2cm" fo:margin-bottom="0cm" fo:text-indent="0cm"/>
      <style:text-properties fo:font-size="12.699999809265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Default" style:page-layout-name="PM1" draw:style-name="Mdp1">
      <draw:frame presentation:style-name="Default-title" draw:layer="backgroundobjects" svg:width="9cm" svg:height="1.669cm" svg:x="0.5cm" svg:y="0.398cm" presentation:class="title" presentation:placeholder="true">
        <draw:text-box/>
      </draw:frame>
      <draw:frame presentation:style-name="Default-outline1" draw:layer="backgroundobjects" svg:width="9cm" svg:height="5.8cm" svg:x="0.5cm" svg:y="2.338cm" presentation:class="outline" presentation:placeholder="true">
        <draw:text-box/>
      </draw:frame>
      <draw:frame presentation:style-name="Mpr1" draw:text-style-name="MP2" draw:layer="backgroundobjects" svg:width="2.33cm" svg:height="0.689cm" svg:x="0.5cm" svg:y="9.109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3.17cm" svg:height="0.689cm" svg:x="3.42cm" svg:y="9.109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2.33cm" svg:height="0.689cm" svg:x="7.17cm" svg:y="9.109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6T15:47:18.195950677</meta:creation-date>
    <dc:date>2021-06-16T23:54:23.516232101</dc:date>
    <meta:editing-duration>PT8M31S</meta:editing-duration>
    <meta:editing-cycles>2</meta:editing-cycles>
    <meta:generator>LibreOffice/7.0.3.1$Linux_X86_64 LibreOffice_project/00$Build-1</meta:generator>
    <meta:document-statistic meta:object-count="24"/>
  </office:meta>
</office:document-meta>
</file>